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8.21pt"/>
    </style:style>
    <style:style style:name="co2" style:family="table-column">
      <style:table-column-properties fo:break-before="auto" style:column-width="25pt"/>
    </style:style>
    <style:style style:name="co3" style:family="table-column">
      <style:table-column-properties fo:break-before="auto" style:column-width="134.76pt"/>
    </style:style>
    <style:style style:name="co4" style:family="table-column">
      <style:table-column-properties fo:break-before="auto" style:column-width="78.49pt"/>
    </style:style>
    <style:style style:name="co5" style:family="table-column">
      <style:table-column-properties fo:break-before="auto" style:column-width="41.64pt"/>
    </style:style>
    <style:style style:name="co6" style:family="table-column">
      <style:table-column-properties fo:break-before="auto" style:column-width="386.16pt"/>
    </style:style>
    <style:style style:name="co7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style:font-style-complex="normal" style:font-style-asian="normal" style:font-weight-complex="bold" style:font-weight-asian="bold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 table:number-columns-spanned="5" table:number-rows-spanned="1">
            <text:p><text:span text:style-name="T1">TABLA:</text:span><text:span text:style-name="T2"> usuarios</text:span></text:p>
          </table:table-cell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 table:style-name="ce2"/>
          <table:table-cell table:style-name="ce5"/>
          <table:table-cell table:style-name="ce5" office:value-type="string" calcext:value-type="string">
            <text:p>COLUMNA</text:p>
          </table:table-cell>
          <table:table-cell table:style-name="ce5" office:value-type="string" calcext:value-type="string">
            <text:p>TIPO DE DATO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ESCRIPCION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id_usuario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usuario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Las opciones del sistema son [ administrador , auditor , auditado ]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activado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[ true, false] 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fecha_creacion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timestamp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ultimo_cambio_pass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Inicia con [ null ]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ultimo_login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Inicia con [ null ]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nombres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carnet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id_administrativo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Solo si el ususario es tipo administrador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estado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Inicia con [ true ]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<text:span text:style-name="T1">TABLA:</text:span><text:span text:style-name="T2"> administrativos</text:span></text:p>
          </table:table-cell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COLUMNA</text:p>
          </table:table-cell>
          <table:table-cell table:style-name="ce5" office:value-type="string" calcext:value-type="string">
            <text:p>TIPO DE DATO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ESCRIPCION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id_administrativo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perfil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Las opciones del usuario son [Administrador Maestro, Administrador Auditor, Observador]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estado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Inicia con [ true ]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<text:span text:style-name="T1">TABLA:</text:span><text:span text:style-name="T2"> auditados</text:span></text:p>
          </table:table-cell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COLUMNA</text:p>
          </table:table-cell>
          <table:table-cell table:style-name="ce5" office:value-type="string" calcext:value-type="string">
            <text:p>TIPO DE DATO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ESCRIPCION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id_auditado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id_usuario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cargo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estado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Inicia con [ true ]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<text:span text:style-name="T1">TABLA:</text:span><text:span text:style-name="T2"> roles_auditor</text:span></text:p>
          </table:table-cell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COLUMNA</text:p>
          </table:table-cell>
          <table:table-cell table:style-name="ce5" office:value-type="string" calcext:value-type="string">
            <text:p>TIPO DE DATO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ESCRIPCION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id_rol_auditor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nivel</text:p>
          </table:table-cell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titulo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descripcion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si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fecha_creacion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timestamp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estado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Inicia con [ true ]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<text:span text:style-name="T1">TABLA:</text:span><text:span text:style-name="T2"> participantes_planes</text:span></text:p>
          </table:table-cell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COLUMNA</text:p>
          </table:table-cell>
          <table:table-cell table:style-name="ce5" office:value-type="string" calcext:value-type="string">
            <text:p>TIPO DE DATO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ESCRIPCION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id_participante_plan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id_plan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id_usuario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id_rol_auditor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fecha_creacion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timestamp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estado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Inicia con [ true ]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<text:span text:style-name="T1">TABLA:</text:span><text:span text:style-name="T2"> participantes_auditorias</text:span></text:p>
          </table:table-cell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COLUMNA</text:p>
          </table:table-cell>
          <table:table-cell table:style-name="ce5" office:value-type="string" calcext:value-type="string">
            <text:p>TIPO DE DATO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ESCRIPCION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id_participantes_auditoria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id_auditoria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id_usuario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id_rol_auditor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fecha_creacion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timestamp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estado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Inicia con [ true ]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<text:span text:style-name="T1">TABLA:</text:span><text:span text:style-name="T2"> planes</text:span></text:p>
          </table:table-cell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COLUMNA</text:p>
          </table:table-cell>
          <table:table-cell table:style-name="ce5" office:value-type="string" calcext:value-type="string">
            <text:p>TIPO DE DATO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ESCRIPCION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id_plan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titulo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gestion</text:p>
          </table:table-cell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objetivos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fecha_inicio_planificada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no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fecha_finalizacion_planificada</text:p>
          </table:table-cell>
          <table:table-cell table:style-name="ce3" office:value-type="string" calcext:value-type="string">
            <text:p>Date</text:p>
          </table:table-cell>
          <table:table-cell table:style-name="ce7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fecha_inicio_real</text:p>
          </table:table-cell>
          <table:table-cell table:style-name="ce3" office:value-type="string" calcext:value-type="string">
            <text:p>Date</text:p>
          </table:table-cell>
          <table:table-cell table:style-name="ce7" office:value-type="string" calcext:value-type="string">
            <text:p>si</text:p>
          </table:table-cell>
          <table:table-cell table:style-name="ce10" office:value-type="string" calcext:value-type="string">
            <text:p>Inicia con [ null ]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fecha_finalizacion_real</text:p>
          </table:table-cell>
          <table:table-cell table:style-name="ce3" office:value-type="string" calcext:value-type="string">
            <text:p>Date</text:p>
          </table:table-cell>
          <table:table-cell table:style-name="ce7" office:value-type="string" calcext:value-type="string">
            <text:p>si</text:p>
          </table:table-cell>
          <table:table-cell table:style-name="ce10" office:value-type="string" calcext:value-type="string">
            <text:p>Inicia con [ null ]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etapa</text:p>
          </table:table-cell>
          <table:table-cell table:style-name="ce3" office:value-type="string" calcext:value-type="string">
            <text:p>String</text:p>
          </table:table-cell>
          <table:table-cell table:style-name="ce7" office:value-type="string" calcext:value-type="string">
            <text:p>no</text:p>
          </table:table-cell>
          <table:table-cell table:style-name="ce3" office:value-type="string" calcext:value-type="string">
            <text:p>Las opciones del sistema son [ planeacion, ejecucion, finalizado ]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fecha_creacion</text:p>
          </table:table-cell>
          <table:table-cell table:style-name="ce3" office:value-type="string" calcext:value-type="string">
            <text:p>Date</text:p>
          </table:table-cell>
          <table:table-cell table:style-name="ce7" office:value-type="string" calcext:value-type="string">
            <text:p>no</text:p>
          </table:table-cell>
          <table:table-cell table:style-name="ce3" office:value-type="string" calcext:value-type="string">
            <text:p>timestamp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rev_planificacion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si</text:p>
          </table:table-cell>
          <table:table-cell table:style-name="ce11" office:value-type="string" calcext:value-type="string">
            <text:p>Array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estado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Inicia con [ true ]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<text:span text:style-name="T1">TABLA:</text:span><text:span text:style-name="T2"> actividades</text:span></text:p>
          </table:table-cell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COLUMNA</text:p>
          </table:table-cell>
          <table:table-cell table:style-name="ce5" office:value-type="string" calcext:value-type="string">
            <text:p>TIPO DE DATO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ESCRIPCION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id_actividad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id_plan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titulo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riesgo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Las opciones del usuario son [ bajo, medio, alto ]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fecha_creacion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timestamp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estado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Inicia con [ true ]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<text:span text:style-name="T1">TABLA:</text:span><text:span text:style-name="T2"> auditorias</text:span></text:p>
          </table:table-cell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COLUMNA</text:p>
          </table:table-cell>
          <table:table-cell table:style-name="ce5" office:value-type="string" calcext:value-type="string">
            <text:p>TIPO DE DATO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ESCRIPCION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id_auditoria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id_actividad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titulo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etapa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Las opciones del sistema son: [ RI ,RIA ,RIR ,R ,RF ,RFA ,RFR <text:s/>]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fecha_inicio_planificada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fecha_finalizacion_planificada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fecha_inicio_real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si</text:p>
          </table:table-cell>
          <table:table-cell table:style-name="ce10" office:value-type="string" calcext:value-type="string">
            <text:p>Inicia con [ null ]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fecha_finalizacion_real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si</text:p>
          </table:table-cell>
          <table:table-cell table:style-name="ce10" office:value-type="string" calcext:value-type="string">
            <text:p>Inicia con [ null ]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rev_ejecucion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si</text:p>
          </table:table-cell>
          <table:table-cell table:style-name="ce11" office:value-type="string" calcext:value-type="string">
            <text:p>Array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rev_planificacion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si</text:p>
          </table:table-cell>
          <table:table-cell table:style-name="ce11" office:value-type="string" calcext:value-type="string">
            <text:p>Array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Las opciones del sistema son: [ standar ]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id_informe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si</text:p>
          </table:table-cell>
          <table:table-cell table:style-name="ce10" office:value-type="string" calcext:value-type="string">
            <text:p>Inicia con [ null ]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fecha_creacion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timestamp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estado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Inicia con [ true ]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<text:span text:style-name="T1">TABLA:</text:span><text:span text:style-name="T2"> auditorias_standar</text:span></text:p>
          </table:table-cell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COLUMNA</text:p>
          </table:table-cell>
          <table:table-cell table:style-name="ce5" office:value-type="string" calcext:value-type="string">
            <text:p>TIPO DE DATO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ESCRIPCION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id_auditoria_standar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id_auditoria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motivo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si</text:p>
          </table:table-cell>
          <table:table-cell table:style-name="ce10" office:value-type="string" calcext:value-type="string">
            <text:p>Inicia con [ null ]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objetivo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si</text:p>
          </table:table-cell>
          <table:table-cell table:style-name="ce10" office:value-type="string" calcext:value-type="string">
            <text:p>Inicia con [ null ]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alcance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si</text:p>
          </table:table-cell>
          <table:table-cell table:style-name="ce10" office:value-type="string" calcext:value-type="string">
            <text:p>Inicia con [ null ]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limitacion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si</text:p>
          </table:table-cell>
          <table:table-cell table:style-name="ce10" office:value-type="string" calcext:value-type="string">
            <text:p>Inicia con [ null ]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procedimientos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si</text:p>
          </table:table-cell>
          <table:table-cell table:style-name="ce10" office:value-type="string" calcext:value-type="string">
            <text:p>Inicia con [ null ]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concluciones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si</text:p>
          </table:table-cell>
          <table:table-cell table:style-name="ce10" office:value-type="string" calcext:value-type="string">
            <text:p>Inicia con [ null ]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estado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Inicia con [ true ]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<text:span text:style-name="T1">TABLA:</text:span><text:span text:style-name="T2"> observaciones</text:span></text:p>
          </table:table-cell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COLUMNA</text:p>
          </table:table-cell>
          <table:table-cell table:style-name="ce5" office:value-type="string" calcext:value-type="string">
            <text:p>TIPO DE DATO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ESCRIPCION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id_observacion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id_auditoria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id_usuario_auditado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FK es [id_usuario]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id_usuario_auditor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FK es [id_usuario]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titulo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prioridad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condicion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criterio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causa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efecto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conclusion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fecha_creacion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timestamp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archivos_adjuntos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array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directorio_adjuntos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Es la dirrecion de la carpeta donde se guardaran los adjun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subsanada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Inicia con [ false ]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estado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Inicia con [ true ]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<text:span text:style-name="T1">TABLA:</text:span><text:span text:style-name="T2"> resp_observacion</text:span></text:p>
          </table:table-cell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COLUMNA</text:p>
          </table:table-cell>
          <table:table-cell table:style-name="ce5" office:value-type="string" calcext:value-type="string">
            <text:p>TIPO DE DATO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ESCRIPCION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id_resp_observacion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id_observacion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fecha_creacion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timestamp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id_usuario_responsable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FK es [id_usuario]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comentario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medidas_correctivas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plazo_subsanar</text:p>
          </table:table-cell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Cantidad de dias necesarios para subsanar una observaicon apartir de su publicacion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archivos_adjuntos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array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comentario_auditor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si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respuesta_auditor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si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fecha_resp_auditor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Se ingresa la fecha de cuando el auditor ingresa su respuesta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id_informe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si</text:p>
          </table:table-cell>
          <table:table-cell table:style-name="ce10" office:value-type="string" calcext:value-type="string">
            <text:p>Inicia con [ null ]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estado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Inicia con [ true ]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<text:span text:style-name="T1">TABLA:</text:span><text:span text:style-name="T2"> seguimientos</text:span></text:p>
          </table:table-cell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COLUMNA</text:p>
          </table:table-cell>
          <table:table-cell table:style-name="ce5" office:value-type="string" calcext:value-type="string">
            <text:p>TIPO DE DATO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ESCRIPCION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id_seguimiento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id_resp_observacion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fecha_creacion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timestamp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id_usuario_responsable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FK es [id_usuario]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comentario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medidas_correctivas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plazo_subsanar</text:p>
          </table:table-cell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Cantidad de dias necesarios para subsanar una observaicon apartir de su publicacion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archivos_adjuntos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array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comentario_auditor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si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respuesta_auditor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si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fecha_resp_auditor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Se ingresa la fecha de cuando el auditor ingresa su respuesta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id_informe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si</text:p>
          </table:table-cell>
          <table:table-cell table:style-name="ce10" office:value-type="string" calcext:value-type="string">
            <text:p>Inicia con [ null ]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estado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Inicia con [ true ]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<text:span text:style-name="T1">TABLA:</text:span><text:span text:style-name="T2"> informes</text:span></text:p>
          </table:table-cell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4" table:number-columns-spanned="5" table:number-rows-spanned="1"/>
          <table:covered-table-cell table:number-columns-repeated="3" table:style-name="ce6"/>
          <table:covered-table-cell table:style-name="ce8"/>
          <table:table-cell table:number-columns-repeated="1018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COLUMNA</text:p>
          </table:table-cell>
          <table:table-cell table:style-name="ce5" office:value-type="string" calcext:value-type="string">
            <text:p>TIPO DE DATO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ESCRIPCION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id_informe</text:p>
          </table:table-cell>
          <table:table-cell table:style-name="ce3" office:value-type="string" calcext:value-type="string">
            <text:p>ObjectId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codigo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extension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si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para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cc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participantes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fecha_creacion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estado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no</text:p>
          </table:table-cell>
          <table:table-cell table:style-name="ce4"/>
          <table:table-cell table:number-columns-repeated="1018"/>
        </table:table-row>
        <table:table-row table:style-name="ro2" table:number-rows-repeated="10483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60" meta:object-count="0"/>
    <meta:generator>LibreOfficeDev/6.0.5.2$Linux_X86_64 LibreOffice_project/</meta:generator>
  </office:meta>
</office:document-meta>
</file>